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7fa7" officeooo:paragraph-rsid="000c7fa7"/>
    </style:style>
    <style:style style:name="P2" style:family="paragraph" style:parent-style-name="Standard">
      <style:text-properties officeooo:rsid="000cd3b2" officeooo:paragraph-rsid="000cd3b2"/>
    </style:style>
    <style:style style:name="P3" style:family="paragraph" style:parent-style-name="Standard">
      <style:text-properties officeooo:rsid="000e3732" officeooo:paragraph-rsid="000e3732"/>
    </style:style>
    <style:style style:name="P4" style:family="paragraph" style:parent-style-name="Standard">
      <style:text-properties officeooo:rsid="000edb56" officeooo:paragraph-rsid="000edb56"/>
    </style:style>
    <style:style style:name="P5" style:family="paragraph" style:parent-style-name="Standard">
      <style:text-properties officeooo:rsid="00100435" officeooo:paragraph-rsid="00100435"/>
    </style:style>
    <style:style style:name="P6" style:family="paragraph" style:parent-style-name="Standard">
      <style:text-properties officeooo:rsid="0010e028" officeooo:paragraph-rsid="0010e028"/>
    </style:style>
    <style:style style:name="P7" style:family="paragraph" style:parent-style-name="Standard">
      <style:text-properties officeooo:rsid="001176ef" officeooo:paragraph-rsid="001176ef"/>
    </style:style>
    <style:style style:name="P8" style:family="paragraph" style:parent-style-name="Standard">
      <style:text-properties officeooo:rsid="00139dc6" officeooo:paragraph-rsid="00139dc6"/>
    </style:style>
    <style:style style:name="P9" style:family="paragraph" style:parent-style-name="Standard">
      <style:text-properties officeooo:rsid="0013ac9d" officeooo:paragraph-rsid="0013ac9d"/>
    </style:style>
    <style:style style:name="P10" style:family="paragraph" style:parent-style-name="Standard">
      <style:text-properties officeooo:rsid="0013f359" officeooo:paragraph-rsid="0013f359"/>
    </style:style>
    <style:style style:name="P11" style:family="paragraph" style:parent-style-name="Standard">
      <style:text-properties officeooo:rsid="00161746" officeooo:paragraph-rsid="00161746"/>
    </style:style>
    <style:style style:name="P12" style:family="paragraph" style:parent-style-name="Standard">
      <style:text-properties officeooo:rsid="00161746" officeooo:paragraph-rsid="002556d7"/>
    </style:style>
    <style:style style:name="P13" style:family="paragraph" style:parent-style-name="Standard">
      <style:text-properties style:text-underline-style="solid" style:text-underline-width="auto" style:text-underline-color="font-color" officeooo:rsid="00161746" officeooo:paragraph-rsid="00161746"/>
    </style:style>
    <style:style style:name="P14" style:family="paragraph" style:parent-style-name="Standard">
      <style:text-properties style:text-underline-style="solid" style:text-underline-width="auto" style:text-underline-color="font-color" officeooo:rsid="00100435" officeooo:paragraph-rsid="00100435"/>
    </style:style>
    <style:style style:name="P15" style:family="paragraph" style:parent-style-name="Standard">
      <style:text-properties style:text-underline-style="solid" style:text-underline-width="auto" style:text-underline-color="font-color" officeooo:rsid="000c7fa7" officeooo:paragraph-rsid="000c7fa7"/>
    </style:style>
    <style:style style:name="P16" style:family="paragraph" style:parent-style-name="Standard">
      <style:text-properties officeooo:rsid="001d13e9" officeooo:paragraph-rsid="001d13e9"/>
    </style:style>
    <style:style style:name="P17" style:family="paragraph" style:parent-style-name="Standard">
      <style:text-properties officeooo:rsid="001d36b5" officeooo:paragraph-rsid="001d36b5"/>
    </style:style>
    <style:style style:name="P18" style:family="paragraph" style:parent-style-name="Standard">
      <style:text-properties officeooo:rsid="001d43e9" officeooo:paragraph-rsid="001d43e9"/>
    </style:style>
    <style:style style:name="P19" style:family="paragraph" style:parent-style-name="Standard">
      <style:text-properties officeooo:rsid="0020ba61" officeooo:paragraph-rsid="0020ba61"/>
    </style:style>
    <style:style style:name="P20" style:family="paragraph" style:parent-style-name="Standard">
      <style:text-properties officeooo:rsid="00218fe2" officeooo:paragraph-rsid="00218fe2"/>
    </style:style>
    <style:style style:name="P21" style:family="paragraph" style:parent-style-name="Standard">
      <style:text-properties officeooo:rsid="0022f8b6" officeooo:paragraph-rsid="0022f8b6"/>
    </style:style>
    <style:style style:name="P22" style:family="paragraph" style:parent-style-name="Standard">
      <style:text-properties officeooo:rsid="002556d7" officeooo:paragraph-rsid="002556d7"/>
    </style:style>
    <style:style style:name="P23" style:family="paragraph" style:parent-style-name="Standard">
      <style:text-properties officeooo:rsid="0027f769" officeooo:paragraph-rsid="0027f769"/>
    </style:style>
    <style:style style:name="P24" style:family="paragraph" style:parent-style-name="Standard">
      <style:text-properties officeooo:rsid="002556d7" officeooo:paragraph-rsid="002556d7"/>
    </style:style>
    <style:style style:name="P25" style:family="paragraph" style:parent-style-name="Standard">
      <style:text-properties officeooo:rsid="0029b5e2" officeooo:paragraph-rsid="0029b5e2"/>
    </style:style>
    <style:style style:name="P26" style:family="paragraph" style:parent-style-name="Standard">
      <style:text-properties officeooo:rsid="002b2069" officeooo:paragraph-rsid="002b2069"/>
    </style:style>
    <style:style style:name="T1" style:family="text">
      <style:text-properties officeooo:rsid="000e3732"/>
    </style:style>
    <style:style style:name="T2" style:family="text">
      <style:text-properties officeooo:rsid="000fdc10"/>
    </style:style>
    <style:style style:name="T3" style:family="text">
      <style:text-properties officeooo:rsid="0010e028"/>
    </style:style>
    <style:style style:name="T4" style:family="text">
      <style:text-properties officeooo:rsid="001176ef"/>
    </style:style>
    <style:style style:name="T5" style:family="text">
      <style:text-properties officeooo:rsid="00124d01"/>
    </style:style>
    <style:style style:name="T6" style:family="text">
      <style:text-properties officeooo:rsid="0013ac9d"/>
    </style:style>
    <style:style style:name="T7" style:family="text">
      <style:text-properties officeooo:rsid="0013f359"/>
    </style:style>
    <style:style style:name="T8" style:family="text">
      <style:text-properties officeooo:rsid="00161746"/>
    </style:style>
    <style:style style:name="T9" style:family="text">
      <style:text-properties officeooo:rsid="00169599"/>
    </style:style>
    <style:style style:name="T10" style:family="text">
      <style:text-properties officeooo:rsid="001d36b5"/>
    </style:style>
    <style:style style:name="T11" style:family="text">
      <style:text-properties officeooo:rsid="001d43e9"/>
    </style:style>
    <style:style style:name="T12" style:family="text">
      <style:text-properties officeooo:rsid="001e321e"/>
    </style:style>
    <style:style style:name="T13" style:family="text">
      <style:text-properties officeooo:rsid="00218fe2"/>
    </style:style>
    <style:style style:name="T14" style:family="text">
      <style:text-properties officeooo:rsid="0022f8b6"/>
    </style:style>
    <style:style style:name="T15" style:family="text">
      <style:text-properties officeooo:rsid="0024b824"/>
    </style:style>
    <style:style style:name="T16" style:family="text">
      <style:text-properties officeooo:rsid="0027f27e"/>
    </style:style>
    <style:style style:name="T17" style:family="text">
      <style:text-properties officeooo:rsid="0027f769"/>
    </style:style>
    <style:style style:name="T18" style:family="text">
      <style:text-properties officeooo:rsid="002be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ctivePython Test</text:p>
      <text:p text:style-name="P1"/>
      <text:p text:style-name="P1">1) get and install a version of ActivePython (can also be an Enterprise version) from nas1.activestate.com</text:p>
      <text:p text:style-name="P1"/>
      <text:p text:style-name="P2">2) set the PATH variable to point to the python executable that was installed if desired</text:p>
      <text:p text:style-name="P2"/>
      <text:p text:style-name="P2">To run the test:</text:p>
      <text:p text:style-name="P2"/>
      <text:p text:style-name="P2">3) type <text:s/>“python” on the command line. This goes into the interpretor. Note that the version number is correct</text:p>
      <text:p text:style-name="P2"/>
      <text:p text:style-name="P2">4) <text:s/>Test the Python Package Manager (pypm). Type</text:p>
      <text:p text:style-name="P2"><text:s/></text:p>
      <text:p text:style-name="P2"><text:s text:c="5"/>pypm install <text:s/>&lt;module name&gt;</text:p>
      <text:p text:style-name="P4"/>
      <text:p text:style-name="P2"><text:s text:c="5"/>ie, pypm install django</text:p>
      <text:p text:style-name="P2"/>
      <text:p text:style-name="P2"><text:s text:c="7"/></text:p>
      <text:p text:style-name="P2">5) go back into the python interpreter and install the antigravity package by typing:</text:p>
      <text:p text:style-name="P2"/>
      <text:p text:style-name="P2"><text:s text:c="7"/>import antigravity</text:p>
      <text:p text:style-name="P2"/>
      <text:p text:style-name="P2"><text:s text:c="5"/>Note that when in the interpreter, this is the same as writing python code line by line.</text:p>
      <text:p text:style-name="P2"/>
      <text:p text:style-name="P2">6) <text:span text:style-name="T1">exit the interpreter</text:span></text:p>
      <text:p text:style-name="P2"/>
      <text:p text:style-name="P3">7) uninstall the package you installed in step 4. Verify that it uninstalls without errors.</text:p>
      <text:p text:style-name="P3"/>
      <text:p text:style-name="P4">8) run the python regression test by typing:</text:p>
      <text:p text:style-name="P4"/>
      <text:p text:style-name="P4"><text:s text:c="5"/>python -m test.regrtest -r </text:p>
      <text:p text:style-name="P4"/>
      <text:p text:style-name="P4">9) get a 64-bit version of python from python.org. Note that you might need to build the binaries from the so<text:span text:style-name="T2">urce code as python.org only provides source for Linux. But it's fairly easy. :)</text:span></text:p>
      <text:p text:style-name="P4"/>
      <text:p text:style-name="P4">10) run the same test as step 8 and compare the two results.</text:p>
      <text:p text:style-name="P4"/>
      <text:p text:style-name="P4"/>
      <text:p text:style-name="P5">Todos: Create a matrix sheet in OpenOffice using OpenCalc?</text:p>
      <text:p text:style-name="P5"/>
      <text:p text:style-name="P5"/>
      <text:p text:style-name="P5"/>
      <text:p text:style-name="P5"/>
      <text:p text:style-name="P5"/>
      <text:p text:style-name="P5"/>
      <text:p text:style-name="P5"/>
      <text:p text:style-name="P5"/>
      <text:p text:style-name="P5"/>
      <text:p text:style-name="P14"><text:soft-page-break/>ActivePerl Test for Linux:</text:p>
      <text:p text:style-name="P5"/>
      <text:p text:style-name="P5">1) Download the ActivePerl tar file from <text:span text:style-name="T3">nas1.activestate.com</text:span></text:p>
      <text:p text:style-name="P3"/>
      <text:p text:style-name="P6">2) untar the file into a folder in your home directory. Note that we do not want to use “root” when testing.</text:p>
      <text:p text:style-name="P6"/>
      <text:p text:style-name="P6">3) <text:span text:style-name="T4">go to the folder where you untarred the file</text:span></text:p>
      <text:p text:style-name="P6"/>
      <text:p text:style-name="P7">4) type ./install.sh to run the installer script</text:p>
      <text:p text:style-name="P7"/>
      <text:p text:style-name="P7">5) <text:span text:style-name="T5">set the environment PATH variable to point to the perl executable in the directory where you installed</text:span></text:p>
      <text:p text:style-name="P7"/>
      <text:p text:style-name="P8">6) type “perl -v” and check the version number. Ver<text:span text:style-name="T6">ify that it matches what you installed</text:span></text:p>
      <text:p text:style-name="P8"/>
      <text:p text:style-name="P9">7) Download and untar the Perl Testkit from this link:</text:p>
      <text:p text:style-name="P9"/>
      <text:p text:style-name="P9"><text:a xlink:type="simple" xlink:href="http://perl-linux-vm/p4unix/depot/main/Camel/src/as-mod/ActivePerl-TestKit.tar.gz" text:style-name="Internet_20_link" text:visited-style-name="Visited_20_Internet_20_Link">http://perl-linux-vm/p4unix/depot/main/Camel/src/as-mod/ActivePerl-TestKit.tar.gz</text:a></text:p>
      <text:p text:style-name="P9"/>
      <text:p text:style-name="P9">Do not use the ones on NAS1</text:p>
      <text:p text:style-name="P9"/>
      <text:p text:style-name="P9">8) go into the Perl Testkit folder, <text:span text:style-name="T7">locate the file “runtests.pl”. It will be in a folder called “harness”. then type:</text:span></text:p>
      <text:p text:style-name="P9"/>
      <text:p text:style-name="P9"><text:s text:c="4"/><text:span text:style-name="T7">perl runtests.pl</text:span></text:p>
      <text:p text:style-name="P9"/>
      <text:p text:style-name="P10">9) hit enter</text:p>
      <text:p text:style-name="P10"/>
      <text:p text:style-name="P10">10) report what the results are.</text:p>
      <text:p text:style-name="P10"/>
      <text:p text:style-name="P10">11) Test <text:span text:style-name="T16">the Perl Package Manager (</text:span>PPM<text:span text:style-name="T16">) </text:span>by typing:</text:p>
      <text:p text:style-name="P10"/>
      <text:p text:style-name="P10"><text:s text:c="5"/>ppm install Acme::Homer</text:p>
      <text:p text:style-name="P10"/>
      <text:p text:style-name="P10">12) check the folder where Perl was installed for the “html” folder if you have set it to add htm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3">Perl Development Kit Testing Procedure</text:p>
      <text:p text:style-name="P11"/>
      <text:p text:style-name="P22"><text:span text:style-name="T17">Pre-requistes: </text:span>Download both the PDK and the testkit tarballs from NAS1. Note that each PDK version has its own folder on NAS1 and an “internals” folder. The testkit archive is in that folder. Please note that the testkit is PDK specific (ie, a 9.4 testkit cannot be used with 9.5, etc)</text:p>
      <text:p text:style-name="P22"/>
      <text:p text:style-name="P11"/>
      <text:p text:style-name="P12">1) untar the PDK by typing:</text:p>
      <text:p text:style-name="P11"/>
      <text:p text:style-name="P11">on Linux:</text:p>
      <text:p text:style-name="P11"/>
      <text:p text:style-name="P11"><text:tab/>tar -xvf <text:s/>&lt;PDK file&gt;</text:p>
      <text:p text:style-name="P26"/>
      <text:p text:style-name="P11">on other Unix systems</text:p>
      <text:p text:style-name="P11"><text:s/></text:p>
      <text:p text:style-name="P11"><text:tab/>gtar -xvf &lt;PDK file&gt;</text:p>
      <text:p text:style-name="P11"/>
      <text:p text:style-name="P11">2) install the PDK to your home directory</text:p>
      <text:p text:style-name="P11"/>
      <text:p text:style-name="P11">3) check your home directory for the folder .ActiveState. It's a hidden folder. If it is present, delete it.</text:p>
      <text:p text:style-name="P11"/>
      <text:p text:style-name="P11">4) type <text:s text:c="2"/>perlapp –version –verbose <text:s text:c="2"/>on the command line</text:p>
      <text:p text:style-name="P11"/>
      <text:p text:style-name="P11">Verify that there is no license present. You'll see this at the top of the text that is output</text:p>
      <text:p text:style-name="P11"/>
      <text:p text:style-name="P11">5) type <text:s/>per<text:span text:style-name="T9">lapp</text:span></text:p>
      <text:p text:style-name="P11"/>
      <text:p text:style-name="P23">Note: if a “libXScrnSaver is missing” (or something along this lines) message appears, it means that your version of Linux</text:p>
      <text:p text:style-name="P11"/>
      <text:p text:style-name="P16">6) click on the 21-day license trial. This is to open up the application</text:p>
      <text:p text:style-name="P16"/>
      <text:p text:style-name="P16">7) close the application</text:p>
      <text:p text:style-name="P16"/>
      <text:p text:style-name="P16">8) type <text:s/><text:span text:style-name="T8">perlapp –version –verbose <text:s text:c="2"/>on the command line. </text:span>Verify that you have a temporary license. It will be at the top of the output;</text:p>
      <text:p text:style-name="P16"/>
      <text:p text:style-name="P16">9) type perlfb to open Filter Builder</text:p>
      <text:p text:style-name="P16"/>
      <text:p text:style-name="P16">10) click “<text:span text:style-name="T10">File</text:span>” -<text:span text:style-name="T10">&gt; “Open” -&gt; “Filter File” and select the filter file (.pl) from the &lt;PDK&gt;/Samples/FilterBuilder folder</text:span></text:p>
      <text:p text:style-name="P16"/>
      <text:p text:style-name="P17">11) Click the folder icon next to “Input” at the bottom of the window</text:p>
      <text:p text:style-name="P17"/>
      <text:p text:style-name="P17">12) select the “sample.log” file</text:p>
      <text:p text:style-name="P17"/>
      <text:p text:style-name="P17">13) Verify that the “Output” window to right highlights the value that is in “$string” in the “Variables” pane above and that “$string” is <text:span text:style-name="T11">set in the “Select Lines from Input” pane and has the “containing” </text:span><text:soft-page-break/><text:span text:style-name="T11">option set. Filter Builder then starts searching for the criteria you set and returns matches in the “Output” pane.</text:span></text:p>
      <text:p text:style-name="P17"/>
      <text:p text:style-name="P18">14) change the <text:span text:style-name="T12">value of $string, try setting it to ignore case sensitivity, change the search coditions (ie the “containing” dropdown</text:span></text:p>
      <text:p text:style-name="P19"/>
      <text:p text:style-name="P19">15) Close the Filter Builder</text:p>
      <text:p text:style-name="P19"/>
      <text:p text:style-name="P19">16) Locate the file demo.perlapp <text:span text:style-name="T13">in &lt;PDK_INSTALLATION&gt;/Samples/PerlApp It is a project file used to make executables from Perl code.</text:span></text:p>
      <text:p text:style-name="P19"/>
      <text:p text:style-name="P20">17) type “perlapp demo.perlapp” to build <text:span text:style-name="T14">an executable for the demo project. Verify that it creates an executable called “demo” and without errors</text:span></text:p>
      <text:p text:style-name="P20"/>
      <text:p text:style-name="P21">18) delete the demo executable</text:p>
      <text:p text:style-name="P21"/>
      <text:p text:style-name="P21">19) type “perlapp” to open up the perlapp GUI</text:p>
      <text:p text:style-name="P21"/>
      <text:p text:style-name="P21">20) locate and open the demo project file from step 17</text:p>
      <text:p text:style-name="P21"/>
      <text:p text:style-name="P21">21) build the project by pressing “Execute”. Verify that it builds with no errors</text:p>
      <text:p text:style-name="P21"/>
      <text:p text:style-name="P21">22) <text:span text:style-name="T15">get the tarball for the testkit and untar it</text:span></text:p>
      <text:p text:style-name="P21"/>
      <text:p text:style-name="P22">23) locate the “runtests.pl” file in the untarred tree</text:p>
      <text:p text:style-name="P22"/>
      <text:p text:style-name="P22">24) type “perl runtests.pl” and record your results</text:p>
      <text:p text:style-name="P22"/>
      <text:p text:style-name="P22"/>
      <text:p text:style-name="P22"/>
      <text:p text:style-name="P25">ToDo:</text:p>
      <text:p text:style-name="P25"/>
      <text:p text:style-name="P25">ActiveTcl Test steps</text:p>
      <text:p text:style-name="P25"/>
      <text:p text:style-name="P25">TDK Test steps</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6:58:43.446725510</meta:creation-date>
    <dc:date>2016-02-01T12:25:13.989890769</dc:date>
    <meta:editing-duration>P3DT16H34M52S</meta:editing-duration>
    <meta:editing-cycles>19</meta:editing-cycles>
    <meta:generator>LibreOffice/5.0.2.2$Linux_X86_64 LibreOffice_project/00m0$Build-2</meta:generator>
    <meta:document-statistic meta:table-count="0" meta:image-count="0" meta:object-count="0" meta:page-count="4" meta:paragraph-count="73" meta:word-count="798" meta:character-count="4671" meta:non-whitespace-character-count="3883"/>
  </office:meta>
</office:document-meta>
</file>